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b84747" draw:fill-gradient-name="Gradient_20_1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fill="solid" draw:fill-color="#00ae00" draw:fill-gradient-name="Gradient_20_1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d320" draw:fill-gradient-name="Gradient_20_1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99ccff" draw:fill-gradient-name="Gradient_20_1" draw:textarea-horizontal-align="center" draw:textarea-vertical-align="middle" draw:shadow-offset-x="0.305cm" draw:shadow-offset-y="0.305cm"/>
    </style:style>
    <style:style style:name="gr8" style:family="graphic" style:parent-style-name="standard">
      <style:graphic-properties draw:fill="solid" draw:fill-color="#c0c0c0" draw:fill-gradient-name="Gradient_20_1" draw:textarea-horizontal-align="center" draw:textarea-vertical-align="middle" draw:shadow-offset-x="0.305cm" draw:shadow-offset-y="0.3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8cm" svg:height="6.62cm" svg:x="11.93cm" svg:y="2.905cm">
          <text:p text:style-name="P1"><text:span text:style-name="T1">IAuthProvid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1" draw:layer="layout" svg:width="4.749cm" svg:height="6.653cm" svg:x="6.981cm" svg:y="2.905cm">
          <text:p text:style-name="P1">Auth</text:p>
          <text:p text:style-name="P1">Service</text:p>
        </draw:rect>
        <draw:rect draw:style-name="gr3" draw:text-style-name="P1" draw:layer="layout" svg:width="4.2cm" svg:height="1.13cm" svg:x="12.245cm" svg:y="4.175cm">
          <text:p text:style-name="P1"><text:span text:style-name="T2">Credentials</text:span></text:p>
        </draw:rect>
        <draw:rect draw:style-name="gr3" draw:text-style-name="P1" draw:layer="layout" svg:width="4.2cm" svg:height="1.13cm" svg:x="12.245cm" svg:y="8.16cm">
          <text:p text:style-name="P1"><text:span text:style-name="T2">Facebook</text:span></text:p>
        </draw:rect>
        <draw:rect draw:style-name="gr3" draw:text-style-name="P1" draw:layer="layout" svg:width="4.2cm" svg:height="1.13cm" svg:x="12.245cm" svg:y="6.821cm">
          <text:p text:style-name="P1"><text:span text:style-name="T2">Twitter</text:span></text:p>
        </draw:rect>
        <draw:rect draw:style-name="gr3" draw:text-style-name="P1" draw:layer="layout" svg:width="4.2cm" svg:height="1.129cm" svg:x="12.245cm" svg:y="5.483cm">
          <text:p text:style-name="P1">Basic <text:span text:style-name="T2">Auth</text:span></text:p>
        </draw:rect>
        <draw:frame draw:style-name="gr4" draw:layer="layout" svg:width="4.799cm" svg:height="0.963cm" svg:x="6.881cm" svg:y="1.905cm">
          <draw:text-box>
            <text:p text:style-name="P1">/auth/{provider}</text:p>
          </draw:text-box>
        </draw:frame>
        <draw:rect draw:style-name="gr2" draw:text-style-name="P1" draw:layer="layout" svg:width="4.949cm" svg:height="6.669cm" svg:x="1.766cm" svg:y="2.889cm">
          <text:p text:style-name="P1">Registration</text:p>
          <text:p text:style-name="P1">Service</text:p>
        </draw:rect>
        <draw:frame draw:style-name="gr4" draw:layer="layout" svg:width="2.792cm" svg:height="0.963cm" svg:x="1.635cm" svg:y="1.847cm">
          <draw:text-box>
            <text:p text:style-name="P1">/register</text:p>
          </draw:text-box>
        </draw:frame>
        <draw:rect draw:style-name="gr1" draw:text-style-name="P2" draw:layer="layout" svg:width="7.742cm" svg:height="2.101cm" svg:x="1.747cm" svg:y="11.858cm">
          <text:p text:style-name="P1"><text:span text:style-name="T1">ICacheClient</text:span></text:p>
          <text:p text:style-name="P1"><text:span text:style-name="T1"/></text:p>
          <text:p text:style-name="P1"><text:span text:style-name="T1"/></text:p>
        </draw:rect>
        <draw:rect draw:style-name="gr1" draw:text-style-name="P2" draw:layer="layout" svg:width="7.066cm" svg:height="2.101cm" svg:x="9.691cm" svg:y="11.858cm">
          <text:p text:style-name="P1"><text:span text:style-name="T1">IUserAuthRepository</text:span></text:p>
          <text:p text:style-name="P1"><text:span text:style-name="T1"/></text:p>
          <text:p text:style-name="P1"><text:span text:style-name="T1"/></text:p>
        </draw:rect>
        <draw:rect draw:style-name="gr3" draw:text-style-name="P1" draw:layer="layout" svg:width="2.259cm" svg:height="0.975cm" svg:x="9.872cm" svg:y="12.765cm">
          <text:p text:style-name="P1"><text:span text:style-name="T1">Memory</text:span></text:p>
        </draw:rect>
        <draw:rect draw:style-name="gr3" draw:text-style-name="P1" draw:layer="layout" svg:width="1.792cm" svg:height="0.975cm" svg:x="12.32cm" svg:y="12.765cm">
          <text:p text:style-name="P1"><text:span text:style-name="T1">Redis</text:span></text:p>
        </draw:rect>
        <draw:rect draw:style-name="gr3" draw:text-style-name="P1" draw:layer="layout" svg:width="2.259cm" svg:height="0.975cm" svg:x="14.286cm" svg:y="12.765cm">
          <text:p text:style-name="P1"><text:span text:style-name="T1">OrmLite</text:span></text:p>
        </draw:rect>
        <draw:rect draw:style-name="gr3" draw:text-style-name="P2" draw:layer="layout" svg:width="2.159cm" svg:height="0.975cm" svg:x="1.998cm" svg:y="12.765cm">
          <text:p text:style-name="P2"><text:span text:style-name="T1">Memory</text:span></text:p>
        </draw:rect>
        <draw:rect draw:style-name="gr3" draw:text-style-name="P1" draw:layer="layout" svg:width="1.646cm" svg:height="0.975cm" svg:x="4.324cm" svg:y="12.765cm">
          <text:p text:style-name="P1"><text:span text:style-name="T1">Redis</text:span></text:p>
        </draw:rect>
        <draw:rect draw:style-name="gr3" draw:text-style-name="P1" draw:layer="layout" svg:width="3.108cm" svg:height="0.975cm" svg:x="6.147cm" svg:y="12.765cm">
          <text:p text:style-name="P1"><text:span text:style-name="T1">Memcached</text:span></text:p>
        </draw:rect>
        <draw:rect draw:style-name="gr5" draw:text-style-name="P1" draw:layer="layout" svg:width="5.08cm" svg:height="1.27cm" svg:x="2.27cm" svg:y="10.125cm">
          <text:p text:style-name="P1"><text:span text:style-name="T1">AuthUserSession</text:span></text:p>
        </draw:rect>
        <draw:rect draw:style-name="gr5" draw:text-style-name="P1" draw:layer="layout" svg:width="2.934cm" svg:height="1.27cm" svg:x="8.49cm" svg:y="10.09cm">
          <text:p text:style-name="P1"><text:span text:style-name="T1">UserAuth</text:span></text:p>
        </draw:rect>
        <draw:rect draw:style-name="gr5" draw:text-style-name="P1" draw:layer="layout" svg:width="4.694cm" svg:height="1.27cm" svg:x="11.716cm" svg:y="10.09cm">
          <text:p text:style-name="P1"><text:span text:style-name="T1">UserOAuthProvider</text:span></text:p>
        </draw:rect>
        <draw:ellipse draw:style-name="gr6" draw:text-style-name="P1" draw:layer="layout" svg:width="3.81cm" svg:height="2.54cm" svg:x="10.96cm" svg:y="14.975cm">
          <text:p text:style-name="P1">SqlServer</text:p>
        </draw:ellipse>
        <draw:ellipse draw:style-name="gr6" draw:text-style-name="P1" draw:layer="layout" svg:width="3.81cm" svg:height="2.54cm" svg:x="15.505cm" svg:y="14.94cm">
          <text:p text:style-name="P1">Sqlite</text:p>
        </draw:ellipse>
        <draw:ellipse draw:style-name="gr6" draw:text-style-name="P1" draw:layer="layout" svg:width="3.81cm" svg:height="2.54cm" svg:x="10.96cm" svg:y="18.115cm">
          <text:p text:style-name="P1">MySql</text:p>
        </draw:ellipse>
        <draw:ellipse draw:style-name="gr6" draw:text-style-name="P1" draw:layer="layout" svg:width="3.81cm" svg:height="2.54cm" svg:x="15.535cm" svg:y="17.98cm">
          <text:p text:style-name="P1">PostgreSQL</text:p>
        </draw:ellipse>
        <draw:ellipse draw:style-name="gr6" draw:text-style-name="P1" draw:layer="layout" svg:width="3.81cm" svg:height="2.54cm" svg:x="1.935cm" svg:y="15.04cm">
          <text:p text:style-name="P1">Memory</text:p>
        </draw:ellipse>
        <draw:ellipse draw:style-name="gr6" draw:text-style-name="P1" draw:layer="layout" svg:width="3.81cm" svg:height="2.54cm" svg:x="6.38cm" svg:y="15.04cm">
          <text:p text:style-name="P1">Redis</text:p>
        </draw:ellipse>
        <draw:ellipse draw:style-name="gr6" draw:text-style-name="P1" draw:layer="layout" svg:width="4.445cm" svg:height="2.54cm" svg:x="3.84cm" svg:y="18.215cm">
          <text:p text:style-name="P1">Memcached</text:p>
        </draw:ellipse>
        <draw:rect draw:style-name="gr2" draw:text-style-name="P1" draw:layer="layout" svg:width="3.354cm" svg:height="1.07cm" svg:x="1.735cm" svg:y="22.255cm">
          <text:p text:style-name="P1">services</text:p>
        </draw:rect>
        <draw:rect draw:style-name="gr7" draw:text-style-name="P1" draw:layer="layout" svg:width="3.351cm" svg:height="1.07cm" svg:x="5.265cm" svg:y="22.255cm">
          <text:p text:style-name="P1">interfaces</text:p>
        </draw:rect>
        <draw:rect draw:style-name="gr3" draw:text-style-name="P1" draw:layer="layout" svg:width="3.351cm" svg:height="1.07cm" svg:x="8.824cm" svg:y="22.255cm">
          <text:p text:style-name="P1">adapters</text:p>
        </draw:rect>
        <draw:rect draw:style-name="gr5" draw:text-style-name="P1" draw:layer="layout" svg:width="3.354cm" svg:height="1.07cm" svg:x="12.351cm" svg:y="22.255cm">
          <text:p text:style-name="P1">models</text:p>
        </draw:rect>
        <draw:rect draw:style-name="gr8" draw:text-style-name="P1" draw:layer="layout" svg:width="3.354cm" svg:height="1.07cm" svg:x="15.861cm" svg:y="22.255cm">
          <text:p text:style-name="P1">providers</text:p>
        </draw:rect>
        <draw:frame draw:style-name="gr4" draw:layer="layout" svg:width="2.61cm" svg:height="0.963cm" svg:x="1.435cm" svg:y="21.292cm">
          <draw:text-box>
            <text:p text:style-name="P1">Leg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mis Bellot</meta:initial-creator>
    <meta:creation-date>2012-03-03T21:36:12.30</meta:creation-date>
    <dc:date>2012-03-05T00:01:27.98</dc:date>
    <dc:creator>Demis Bellot</dc:creator>
    <meta:editing-duration>PT03H39M09S</meta:editing-duration>
    <meta:editing-cycles>4</meta:editing-cycles>
    <meta:generator>OpenOffice.org/3.2$Win32 OpenOffice.org_project/320m18$Build-9502</meta:generator>
    <meta:document-statistic meta:object-count="33"/>
  </office:meta>
</office:document-meta>
</file>